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Menlo Regular" svg:font-family="'Menlo Regula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enlo Regular1" svg:font-family="'Menlo Regular'" style:font-family-generic="system" style:font-pitch="variable"/>
  </office:font-face-decls>
  <office:automatic-styles>
    <style:style style:name="Table1" style:family="table">
      <style:table-properties style:width="15.621cm" fo:margin-left="-0.199cm" fo:margin-top="0cm" fo:margin-bottom="0cm" table:align="left" style:writing-mode="lr-tb"/>
    </style:style>
    <style:style style:name="Table1.A" style:family="table-column">
      <style:table-column-properties style:column-width="5.20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5.621cm" fo:margin-left="-0.199cm" fo:margin-top="0cm" fo:margin-bottom="0cm" table:align="left" style:writing-mode="lr-tb"/>
    </style:style>
    <style:style style:name="Table2.A" style:family="table-column">
      <style:table-column-properties style:column-width="5.20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5.621cm" fo:margin-left="-0.199cm" fo:margin-top="0cm" fo:margin-bottom="0cm" table:align="left" style:writing-mode="lr-tb"/>
    </style:style>
    <style:style style:name="Table3.A" style:family="table-column">
      <style:table-column-properties style:column-width="5.20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text-properties officeooo:rsid="000affa3" officeooo:paragraph-rsid="000affa3"/>
    </style:style>
    <style:style style:name="P3" style:family="paragraph" style:parent-style-name="Standard">
      <style:text-properties officeooo:rsid="000bdfa7" officeooo:paragraph-rsid="000bdfa7"/>
    </style:style>
    <style:style style:name="P4" style:family="paragraph" style:parent-style-name="Standard">
      <style:text-properties officeooo:rsid="000c9f88" officeooo:paragraph-rsid="000c9f88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Menlo Regular" fo:font-size="11pt" fo:language="en" fo:country="US" style:font-size-asian="11pt" style:font-name-complex="Menlo Regular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)</text:p>
      <text:p text:style-name="Standard">a)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raining Accuracy</text:p>
          </table:table-cell>
          <table:table-cell table:style-name="Table1.A1" office:value-type="string">
            <text:p text:style-name="Standard">Testing Accuracy</text:p>
          </table:table-cell>
        </table:table-row>
        <table:table-row table:style-name="Table1.1">
          <table:table-cell table:style-name="Table1.A1" office:value-type="string">
            <text:p text:style-name="Standard">Softmax Regression</text:p>
          </table:table-cell>
          <table:table-cell table:style-name="Table1.A1" office:value-type="string">
            <text:p text:style-name="Standard"><text:span text:style-name="T1">0.916582</text:span></text:p>
          </table:table-cell>
          <table:table-cell table:style-name="Table1.A1" office:value-type="string">
            <text:p text:style-name="Standard"><text:span text:style-name="T1">0.9198</text:span></text:p>
          </table:table-cell>
        </table:table-row>
        <table:table-row table:style-name="Table1.1">
          <table:table-cell table:style-name="Table1.A1" office:value-type="string">
            <text:p text:style-name="Standard">Convolutional NN</text:p>
          </table:table-cell>
          <table:table-cell table:style-name="Table1.A1" office:value-type="string">
            <text:p text:style-name="P1"><text:span text:style-name="T1">step 0, 0.040000</text:span></text:p>
            <text:p text:style-name="P1"><text:span text:style-name="T1">step 100, 0.880000</text:span></text:p>
            <text:p text:style-name="P1"><text:span text:style-name="T1">step 200, 0.920000</text:span></text:p>
            <text:p text:style-name="P1"><text:span text:style-name="T1">step 300, 0.860000</text:span></text:p>
            <text:p text:style-name="P1"><text:span text:style-name="T1">step 400, 0.980000</text:span></text:p>
            <text:p text:style-name="P1"><text:span text:style-name="T1">step 500, 0.900000</text:span></text:p>
            <text:p text:style-name="P1"><text:span text:style-name="T1">step 600, 0.980000</text:span></text:p>
            <text:p text:style-name="P1"><text:span text:style-name="T1">step 700, 0.980000</text:span></text:p>
            <text:p text:style-name="P1"><text:span text:style-name="T1">step 800, 0.920000</text:span></text:p>
            <text:p text:style-name="P1"><text:span text:style-name="T1">step 900, 1.000000</text:span></text:p>
          </table:table-cell>
          <table:table-cell table:style-name="Table1.A1" office:value-type="string">
            <text:p text:style-name="P1"><text:span text:style-name="T1">0.963100</text:span>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Connected NN</text:p>
          </table:table-cell>
          <table:table-cell table:style-name="Table1.A1" office:value-type="string">
            <text:p text:style-name="Standard"><text:span text:style-name="T1">0.8933</text:span></text:p>
          </table:table-cell>
          <table:table-cell table:style-name="Table1.A1" office:value-type="string">
            <text:p text:style-name="Standard"><text:span text:style-name="T1">0.9013</text:span></text:p>
          </table:table-cell>
        </table:table-row>
      </table:table>
      <text:p text:style-name="Standard"/>
      <text:p text:style-name="Standard">b)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Training Accuracy</text:p>
          </table:table-cell>
          <table:table-cell table:style-name="Table2.A1" office:value-type="string">
            <text:p text:style-name="Standard">Testing Accuracy</text:p>
          </table:table-cell>
        </table:table-row>
        <table:table-row table:style-name="Table2.1">
          <table:table-cell table:style-name="Table2.A1" office:value-type="string">
            <text:p text:style-name="Standard">Rectified Linear Units</text:p>
          </table:table-cell>
          <table:table-cell table:style-name="Table2.A1" office:value-type="string">
            <text:p text:style-name="P1"><text:span text:style-name="T1">step 0, 0.040000</text:span></text:p>
            <text:p text:style-name="P1"><text:span text:style-name="T1">step 100, 0.880000</text:span></text:p>
            <text:p text:style-name="P1"><text:span text:style-name="T1">step 200, 0.920000</text:span></text:p>
            <text:p text:style-name="P1"><text:span text:style-name="T1">step 300, 0.860000</text:span></text:p>
            <text:p text:style-name="P1"><text:span text:style-name="T1">step 400, 0.980000</text:span></text:p>
            <text:p text:style-name="P1"><text:span text:style-name="T1">step 500, 0.900000</text:span></text:p>
            <text:p text:style-name="P1"><text:span text:style-name="T1">step 600, 0.980000</text:span></text:p>
            <text:p text:style-name="P1"><text:span text:style-name="T1">step 700, 0.980000</text:span></text:p>
            <text:p text:style-name="P1"><text:span text:style-name="T1">step 800, 0.920000</text:span></text:p>
            <text:p text:style-name="Standard"><text:span text:style-name="T1">step 900, 1.000000</text:span></text:p>
          </table:table-cell>
          <table:table-cell table:style-name="Table2.A1" office:value-type="string">
            <text:p text:style-name="P1"><text:span text:style-name="T1">0.963100</text:span></text:p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Sigmoid Units</text:p>
          </table:table-cell>
          <table:table-cell table:style-name="Table2.A1" office:value-type="string">
            <text:p text:style-name="P1"><text:span text:style-name="T1">step 0, 0.100000</text:span></text:p>
            <text:p text:style-name="P1"><text:span text:style-name="T1">step 100, 0.080000</text:span></text:p>
            <text:p text:style-name="P1"><text:span text:style-name="T1">step 200, 0.140000</text:span></text:p>
            <text:p text:style-name="P1"><text:span text:style-name="T1">step 300, 0.160000</text:span></text:p>
            <text:p text:style-name="P1"><text:span text:style-name="T1">step 400, 0.420000</text:span></text:p>
            <text:p text:style-name="P1"><text:span text:style-name="T1">step 500, 0.360000</text:span></text:p>
            <text:p text:style-name="P1"><text:span text:style-name="T1">step 600, 0.800000</text:span></text:p>
            <text:p text:style-name="P1"><text:span text:style-name="T1">step 700, 0.640000</text:span></text:p>
            <text:p text:style-name="P1"><text:span text:style-name="T1">step 800, 0.680000</text:span></text:p>
            <text:p text:style-name="Standard"><text:span text:style-name="T1">step 900, 0.740000</text:span></text:p>
          </table:table-cell>
          <table:table-cell table:style-name="Table2.A1" office:value-type="string">
            <text:p text:style-name="P1"><text:span text:style-name="T1"/></text:p>
            <text:p text:style-name="Standard"/>
          </table:table-cell>
        </table:table-row>
      </table:table>
      <text:p text:style-name="Standard"/>
      <text:p text:style-name="Standard">c)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Standard">Keep Probability<text:bookmark text:name="_GoBack"/></text:p>
          </table:table-cell>
          <table:table-cell table:style-name="Table3.A1" office:value-type="string">
            <text:p text:style-name="Standard">Training Accuracy</text:p>
          </table:table-cell>
          <table:table-cell table:style-name="Table3.A1" office:value-type="string">
            <text:p text:style-name="Standard">Testing Accuracy</text:p>
          </table:table-cell>
        </table:table-row>
        <table:table-row table:style-name="Table3.1">
          <table:table-cell table:style-name="Table3.A1" office:value-type="string">
            <text:p text:style-name="Standard">0.25</text:p>
          </table:table-cell>
          <table:table-cell table:style-name="Table3.A1" office:value-type="string">
            <text:p text:style-name="P3">step 0, 0.040000</text:p>
            <text:p text:style-name="P3">step 100, 0.700000</text:p>
            <text:p text:style-name="P3">step 200, 0.920000</text:p>
            <text:p text:style-name="P3">step 300, 0.840000</text:p>
            <text:p text:style-name="P3">step 400, 0.960000</text:p>
            <text:p text:style-name="P3">step 500, 0.900000</text:p>
            <text:p text:style-name="P3">step 600, 0.980000</text:p>
            <text:p text:style-name="P3"><text:soft-page-break/>step 700, 0.960000</text:p>
            <text:p text:style-name="P3">step 800, 0.860000</text:p>
            <text:p text:style-name="P3">step 900, 0.960000</text:p>
          </table:table-cell>
          <table:table-cell table:style-name="Table3.A1" office:value-type="string">
            <text:p text:style-name="P3"><text:s/>0.952700</text:p>
          </table:table-cell>
        </table:table-row>
        <table:table-row table:style-name="Table3.1">
          <table:table-cell table:style-name="Table3.A1" office:value-type="string">
            <text:p text:style-name="Standard">0.5</text:p>
          </table:table-cell>
          <table:table-cell table:style-name="Table3.A1" office:value-type="string">
            <text:p text:style-name="P1"><text:span text:style-name="T1">step 0, 0.040000</text:span></text:p>
            <text:p text:style-name="P1"><text:span text:style-name="T1">step 100, 0.880000</text:span></text:p>
            <text:p text:style-name="P1"><text:span text:style-name="T1">step 200, 0.920000</text:span></text:p>
            <text:p text:style-name="P1"><text:span text:style-name="T1">step 300, 0.860000</text:span></text:p>
            <text:p text:style-name="P1"><text:span text:style-name="T1">step 400, 0.980000</text:span></text:p>
            <text:p text:style-name="P1"><text:span text:style-name="T1">step 500, 0.900000</text:span></text:p>
            <text:p text:style-name="P1"><text:span text:style-name="T1">step 600, 0.980000</text:span></text:p>
            <text:p text:style-name="P1"><text:span text:style-name="T1">step 700, 0.980000</text:span></text:p>
            <text:p text:style-name="P1"><text:span text:style-name="T1">step 800, 0.920000</text:span></text:p>
            <text:p text:style-name="Standard"><text:span text:style-name="T1">step 900, 1.000000</text:span></text:p>
          </table:table-cell>
          <table:table-cell table:style-name="Table3.A1" office:value-type="string">
            <text:p text:style-name="Standard"><text:span text:style-name="T1">0.963100</text:span></text:p>
          </table:table-cell>
        </table:table-row>
        <table:table-row table:style-name="Table3.1">
          <table:table-cell table:style-name="Table3.A1" office:value-type="string">
            <text:p text:style-name="Standard">0.75</text:p>
          </table:table-cell>
          <table:table-cell table:style-name="Table3.A1" office:value-type="string">
            <text:p text:style-name="P2">step 0, 0.040000</text:p>
            <text:p text:style-name="P2">step 100, 0.780000</text:p>
            <text:p text:style-name="P2">step 200, 0.900000</text:p>
            <text:p text:style-name="P2">step 300, 0.860000</text:p>
            <text:p text:style-name="P2">step 400, 0.960000</text:p>
            <text:p text:style-name="P2">step 500, 0.940000</text:p>
            <text:p text:style-name="P2">step 600, 1.000000</text:p>
            <text:p text:style-name="P2">step 700, 0.960000</text:p>
            <text:p text:style-name="P2">step 800, 0.980000</text:p>
            <text:p text:style-name="P2">step 900, 1.000000</text:p>
          </table:table-cell>
          <table:table-cell table:style-name="Table3.A1" office:value-type="string">
            <text:p text:style-name="P2">0.972400</text:p>
          </table:table-cell>
        </table:table-row>
        <table:table-row table:style-name="Table3.1">
          <table:table-cell table:style-name="Table3.A1" office:value-type="string">
            <text:p text:style-name="Standard">1</text:p>
          </table:table-cell>
          <table:table-cell table:style-name="Table3.A1" office:value-type="string">
            <text:p text:style-name="P4">step 0, 0.020000</text:p>
            <text:p text:style-name="P4">step 100, 0.820000</text:p>
            <text:p text:style-name="P4">step 200, 1.000000</text:p>
            <text:p text:style-name="P4">step 300, 0.840000</text:p>
            <text:p text:style-name="P4">step 400, 0.960000</text:p>
            <text:p text:style-name="P4">step 500, 0.920000</text:p>
            <text:p text:style-name="P4">step 600, 0.980000</text:p>
            <text:p text:style-name="P4">step 700, 0.980000</text:p>
            <text:p text:style-name="P4">step 800, 0.920000</text:p>
            <text:p text:style-name="P4">step 900, 0.980000</text:p>
          </table:table-cell>
          <table:table-cell table:style-name="Table3.A1" office:value-type="string">
            <text:p text:style-name="P4">0.973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Menlo Regular" svg:font-family="'Menlo Regula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enlo Regular1" svg:font-family="'Menlo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CA" style:letter-kerning="true" style:font-name-asian="Droid Sans Fallback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CA" style:letter-kerning="true" style:font-name-asian="Droid Sans Fallback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Palmer</meta:initial-creator>
    <meta:editing-cycles>9</meta:editing-cycles>
    <meta:creation-date>2017-03-27T00:33:00</meta:creation-date>
    <dc:date>2017-03-27T00:24:43.682194903</dc:date>
    <meta:editing-duration>PT14M29S</meta:editing-duration>
    <meta:generator>LibreOffice/4.2.8.2$Linux_X86_64 LibreOffice_project/420m0$Build-2</meta:generator>
    <meta:document-statistic meta:table-count="3" meta:image-count="0" meta:object-count="0" meta:page-count="2" meta:paragraph-count="100" meta:word-count="253" meta:character-count="1567" meta:non-whitespace-character-count="13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